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>
      <style:paragraph-properties fo:padding="0.0193in" fo:border="0.0008in solid #d9d9e3"/>
    </style:style>
    <style:style style:name="P6" style:family="paragraph" style:parent-style-name="Text_20_body" style:list-style-name="L1">
      <style:paragraph-properties fo:padding="0.0193in" fo:border="0.0008in solid #d9d9e3"/>
    </style:style>
    <style:style style:name="P7" style:family="paragraph" style:parent-style-name="Text_20_body" style:list-style-name="L2">
      <style:paragraph-properties fo:padding="0.0193in" fo:border="0.0008in solid #d9d9e3"/>
    </style:style>
    <style:style style:name="P8" style:family="paragraph" style:parent-style-name="Heading_20_3">
      <style:paragraph-properties fo:padding="0.0193in" fo:border="0.0008in solid #d9d9e3"/>
    </style:style>
    <style:style style:name="P9" style:family="paragraph" style:parent-style-name="Preformatted_20_Text">
      <style:paragraph-properties fo:margin-top="0in" fo:margin-bottom="0.1965in" fo:padding="0.0193in" fo:border="0.0008in solid #d9d9e3"/>
    </style:style>
    <style:style style:name="P10" style:family="paragraph" style:parent-style-name="Preformatted_20_Text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ООП - что ето и из чего состоит, полная картина</text:p>
      <text:p text:style-name="P1">ChatGPT</text:p>
      <text:p text:style-name="P2">ChatGPT</text:p>
      <text:p text:style-name="P5">Объектно-ориентированное программирование (ООП) в PHP представляет собой методологию программирования, основанную на концепции объектов и классов. Давайте разберем полную картину ООП в PHP:</text:p>
      <text:h text:style-name="P8" text:outline-level="3">Основные концепции ООП:</text:h>
      <text:list xml:id="list4146663795794851756" text:style-name="L1">
        <text:list-item>
          <text:p text:style-name="P6"><text:span text:style-name="Strong_20_Emphasis">Объекты и Классы:</text:span></text:p>
          <text:list>
            <text:list-item>
              <text:p text:style-name="P3"><text:span text:style-name="Strong_20_Emphasis">Классы:</text:span> Это шаблоны, описывающие свойства (переменные) и методы (функции) объекта.</text:p>
            </text:list-item>
            <text:list-item>
              <text:p text:style-name="P3"><text:span text:style-name="Strong_20_Emphasis">Объекты:</text:span> Это экземпляры классов, которые имеют конкретные значения свойств и могут использовать методы класса.</text:p>
            </text:list-item>
          </text:list>
        </text:list-item>
        <text:list-item>
          <text:p text:style-name="P6"><text:span text:style-name="Strong_20_Emphasis">Инкапсуляция:</text:span></text:p>
          <text:list>
            <text:list-item>
              <text:p text:style-name="P3">Это принцип, который позволяет скрыть внутреннюю реализацию объекта, предоставляя только определенный интерфейс для взаимодействия с ним.</text:p>
            </text:list-item>
          </text:list>
        </text:list-item>
        <text:list-item>
          <text:p text:style-name="P6"><text:span text:style-name="Strong_20_Emphasis">Наследование:</text:span></text:p>
          <text:list>
            <text:list-item>
              <text:p text:style-name="P3">Классы могут наследовать свойства и методы от других классов, расширяя их функциональность и уменьшая дублирование кода.</text:p>
            </text:list-item>
          </text:list>
        </text:list-item>
        <text:list-item>
          <text:p text:style-name="P6"><text:span text:style-name="Strong_20_Emphasis">Полиморфизм:</text:span></text:p>
          <text:list>
            <text:list-item>
              <text:p text:style-name="P6">Это способность объектов одного класса использовать методы другого класса, при этом сохраняется единый интерфейс для вызова этих методов.</text:p>
            </text:list-item>
          </text:list>
        </text:list-item>
      </text:list>
      <text:h text:style-name="P8" text:outline-level="3">Составляющие ООП в PHP:</text:h>
      <text:list xml:id="list3331313595249860753" text:style-name="L2">
        <text:list-item>
          <text:p text:style-name="P7"><text:span text:style-name="Strong_20_Emphasis">Классы:</text:span></text:p>
          <text:list>
            <text:list-item>
              <text:p text:style-name="P4">Классы в PHP создаются с помощью ключевого слова <text:span text:style-name="Source_20_Text">class</text:span> и содержат свойства и методы объекта.</text:p>
            </text:list-item>
          </text:list>
        </text:list-item>
        <text:list-item>
          <text:p text:style-name="P7"><text:span text:style-name="Strong_20_Emphasis">Объекты:</text:span></text:p>
          <text:list>
            <text:list-item>
              <text:p text:style-name="P4">Объекты создаются на основе классов с использованием ключевого слова <text:span text:style-name="Source_20_Text">new</text:span>.</text:p>
            </text:list-item>
          </text:list>
        </text:list-item>
        <text:list-item>
          <text:p text:style-name="P7"><text:span text:style-name="Strong_20_Emphasis">Свойства:</text:span></text:p>
          <text:list>
            <text:list-item>
              <text:p text:style-name="P4">Переменные внутри класса, которые хранят данные объекта.</text:p>
            </text:list-item>
          </text:list>
        </text:list-item>
        <text:list-item>
          <text:p text:style-name="P7"><text:span text:style-name="Strong_20_Emphasis">Методы:</text:span></text:p>
          <text:list>
            <text:list-item>
              <text:p text:style-name="P4">Функции, определенные внутри класса, которые могут выполнять действия и обрабатывать данные объекта.</text:p>
            </text:list-item>
          </text:list>
        </text:list-item>
        <text:list-item>
          <text:p text:style-name="P7"><text:span text:style-name="Strong_20_Emphasis">Интерфейсы:</text:span></text:p>
          <text:list>
            <text:list-item>
              <text:p text:style-name="P4">Интерфейсы описывают методы, которые класс должен реализовать, но не определяют их реализацию.</text:p>
            </text:list-item>
          </text:list>
        </text:list-item>
        <text:list-item>
          <text:p text:style-name="P7"><text:span text:style-name="Strong_20_Emphasis">Абстрактные классы:</text:span></text:p>
          <text:list>
            <text:list-item>
              <text:p text:style-name="P4">Это классы, содержащие абстрактные методы (без реализации) и могут иметь <text:soft-page-break/>обычные методы.</text:p>
            </text:list-item>
          </text:list>
        </text:list-item>
        <text:list-item>
          <text:p text:style-name="P7"><text:span text:style-name="Strong_20_Emphasis">Наследование:</text:span></text:p>
          <text:list>
            <text:list-item>
              <text:p text:style-name="P4">Ключевое слово <text:span text:style-name="Source_20_Text">extends</text:span> позволяет классам наследовать свойства и методы от других классов.</text:p>
            </text:list-item>
          </text:list>
        </text:list-item>
        <text:list-item>
          <text:p text:style-name="P7"><text:span text:style-name="Strong_20_Emphasis">Интерфейсы и трейты:</text:span></text:p>
          <text:list>
            <text:list-item>
              <text:p text:style-name="P7">Интерфейсы и трейты предоставляют способы организации и повторного использования кода.</text:p>
            </text:list-item>
          </text:list>
        </text:list-item>
      </text:list>
      <text:h text:style-name="P8" text:outline-level="3">Пример в PHP:</text:h>
      <text:p text:style-name="P10">phpCopy code</text:p>
      <text:p text:style-name="P10"><text:span text:style-name="Source_20_Text">// Пример класса</text:span></text:p>
      <text:p text:style-name="P10"><text:span text:style-name="Source_20_Text">class Vehicle {</text:span></text:p>
      <text:p text:style-name="P10"><text:span text:style-name="Source_20_Text"><text:s text:c="4"/>// Свойства класса</text:span></text:p>
      <text:p text:style-name="P10"><text:span text:style-name="Source_20_Text"><text:s text:c="4"/>public $brand;</text:span></text:p>
      <text:p text:style-name="P10"><text:span text:style-name="Source_20_Text"><text:s text:c="4"/>public $color;</text:span></text:p>
      <text:p text:style-name="P10"/>
      <text:p text:style-name="P10"><text:span text:style-name="Source_20_Text"><text:s text:c="4"/>// Метод класса</text:span></text:p>
      <text:p text:style-name="P10"><text:span text:style-name="Source_20_Text"><text:s text:c="4"/>public function startEngine() {</text:span></text:p>
      <text:p text:style-name="P10"><text:span text:style-name="Source_20_Text"><text:s text:c="8"/>return "Engine started!";</text:span></text:p>
      <text:p text:style-name="P10"><text:span text:style-name="Source_20_Text"><text:s text:c="4"/>}</text:span></text:p>
      <text:p text:style-name="P10"><text:span text:style-name="Source_20_Text">}</text:span></text:p>
      <text:p text:style-name="P10"/>
      <text:p text:style-name="P10"><text:span text:style-name="Source_20_Text">// Пример использования класса</text:span></text:p>
      <text:p text:style-name="P10"><text:span text:style-name="Source_20_Text">$car = new Vehicle();</text:span></text:p>
      <text:p text:style-name="P10"><text:span text:style-name="Source_20_Text">$car-&gt;brand = "Toyota";</text:span></text:p>
      <text:p text:style-name="P10"><text:span text:style-name="Source_20_Text">$car-&gt;color = "Blue";</text:span></text:p>
      <text:p text:style-name="P10"/>
      <text:p text:style-name="P9"><text:span text:style-name="Source_20_Text">echo $car-&gt;startEngine(); // Выводит "Engine started!"</text:span></text:p>
      <text:p text:style-name="P5">Это базовые концепции и элементы объектно-ориентированного программирования в PHP, которые позволяют создавать структурированный, модульный и более легко поддерживаемый код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3-11-26T20:05:02.35</dc:date>
    <meta:document-statistic meta:table-count="0" meta:image-count="0" meta:object-count="0" meta:page-count="2" meta:paragraph-count="49" meta:word-count="317" meta:character-count="2279"/>
    <dc:creator>Dima Wide</dc:creator>
    <meta:user-defined meta:name="Info 1"/>
    <meta:user-defined meta:name="Info 2"/>
    <meta:user-defined meta:name="Info 3"/>
    <meta:user-defined meta:name="Info 4"/>
  </office:meta>
</office:document-meta>
</file>